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1" svg:font-family="'Albany AMT'" style:font-pitch="variable"/>
    <style:font-face style:name="Arial Black" svg:font-family="'Arial Black'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2" svg:font-family="'Albany AM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svg:stroke-width="0.102cm" svg:stroke-color="#009900" draw:marker-start="Square" draw:marker-start-width="0.457cm" draw:marker-end="Arrow" draw:marker-end-width="0.559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6666ff" draw:marker-start="Square" draw:marker-start-width="0.457cm" draw:marker-end="Arrow" draw:marker-end-width="0.559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ff3333" draw:marker-start="Square" draw:marker-start-width="0.457cm" draw:marker-end="Arrow" draw:marker-end-width="0.559cm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svg:stroke-width="0.102cm" svg:stroke-color="#000000" draw:marker-start="" draw:marker-start-width="0.457cm" draw:marker-end="Symmetric_20_Arrow" draw:marker-end-width="0.559cm" draw:textarea-horizontal-align="center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color="#ff0000" style:font-name="Arial Black" fo:font-weight="normal" style:font-weight-asian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fo:color="#009900" style:font-name="Arial Black"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color="#0000ff" style:font-name="Arial Black"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100%" fo:text-align="center" fo:text-indent="0cm"/>
      <style:text-properties fo:color="#000000" fo:font-size="16pt" style:font-size-asian="16pt" style:font-size-complex="16pt"/>
    </style:style>
    <style:style style:name="P8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style:font-name="Arial Black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color="#ff0000" style:font-name="Arial Black" fo:font-weight="normal" style:font-weight-asian="normal" style:font-weight-complex="normal"/>
    </style:style>
    <style:style style:name="T2" style:family="text">
      <style:text-properties fo:color="#009900" style:font-name="Arial Black" fo:font-weight="normal" style:font-weight-asian="normal" style:font-weight-complex="normal"/>
    </style:style>
    <style:style style:name="T3" style:family="text">
      <style:text-properties fo:color="#0000ff" style:font-name="Arial Black" fo:font-weight="normal" style:font-weight-asian="normal" style:font-weight-complex="normal"/>
    </style:style>
    <style:style style:name="T4" style:family="text">
      <style:text-properties fo:color="#000000" style:font-name="Arial Black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.445cm" svg:height="4.445cm" svg:x="4.175cm" svg:y="1cm">
          <draw:glue-point draw:id="10" svg:x="3.572cm" svg:y="0cm"/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6116.599190283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3" draw:layer="layout" svg:width="5.08cm" svg:height="1.27cm" svg:x="6.715cm" svg:y="6.08cm">
          <draw:text-box>
            <text:p text:style-name="P2"><text:span text:style-name="T1">temperature</text:span></text:p>
          </draw:text-box>
        </draw:frame>
        <draw:frame draw:style-name="gr2" draw:text-style-name="P4" draw:layer="layout" svg:width="3.81cm" svg:height="1.27cm" svg:x="6.715cm" svg:y="7.985cm">
          <draw:text-box>
            <text:p text:style-name="P2"><text:span text:style-name="T2">pressure</text:span></text:p>
          </draw:text-box>
        </draw:frame>
        <draw:frame draw:style-name="gr2" draw:text-style-name="P5" draw:layer="layout" svg:width="3.81cm" svg:height="1.27cm" svg:x="6.715cm" svg:y="9.89cm">
          <draw:text-box>
            <text:p text:style-name="P2"><text:span text:style-name="T3">humidity</text:span></text:p>
          </draw:text-box>
        </draw:frame>
        <draw:connector draw:style-name="gr3" draw:text-style-name="P6" draw:layer="layout" draw:type="curve" svg:x1="6.079cm" svg:y1="9.254cm" svg:x2="23.86cm" svg:y2="9.255cm" svg:d="M6079 9254c13336 0 4446 1 17781 1" svg:viewBox="0 0 17782 2">
          <text:p/>
        </draw:connector>
        <draw:connector draw:style-name="gr4" draw:text-style-name="P6" draw:layer="layout" draw:type="curve" svg:x1="6.08cm" svg:y1="11.16cm" svg:x2="23.861cm" svg:y2="11.161cm" svg:d="M6080 11160c13336 0 4446 1 17781 1" svg:viewBox="0 0 17782 2">
          <text:p/>
        </draw:connector>
        <draw:connector draw:style-name="gr5" draw:text-style-name="P6" draw:layer="layout" draw:type="curve" svg:x1="6.08cm" svg:y1="7.35cm" svg:x2="23.861cm" svg:y2="7.351cm" svg:d="M6080 7350c13336 0 4446 1 17781 1" svg:viewBox="0 0 17782 2">
          <text:p/>
        </draw:connector>
        <draw:frame draw:style-name="gr6" draw:text-style-name="P8" xml:id="id1" draw:id="id1" draw:layer="layout" svg:width="1.905cm" svg:height="1cm" svg:x="13.27cm" svg:y="5cm">
          <draw:text-box>
            <text:p text:style-name="P7"><text:span text:style-name="T4">time</text:span></text:p>
          </draw:text-box>
        </draw:frame>
        <draw:connector draw:style-name="gr7" draw:text-style-name="P6" draw:layer="layout" draw:type="curve" svg:x1="15.175cm" svg:y1="5.5cm" svg:x2="17.25cm" svg:y2="5.493cm" draw:start-shape="id1" draw:start-glue-point="1" svg:d="M15175 5500c1932 0 895-7 2075-7" svg:viewBox="0 0 2076 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1" svg:font-family="'Albany AMT'" style:font-pitch="variable"/>
    <style:font-face style:name="Arial Black" svg:font-family="'Arial Black'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2" svg:font-family="'Albany AM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Square" svg:viewBox="0 0 10 10" svg:d="M0 0h10v10h-10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DejaVu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lbany AMT2" style:font-family-asian="'Albany AMT'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8-02-18T13:25:44</meta:creation-date>
    <dc:date>2018-01-20T20:49:39.649792182</dc:date>
    <meta:editing-cycles>16</meta:editing-cycles>
    <meta:editing-duration>PT1H5M24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